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P5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6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7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</style:style>
    <style:style style:name="T1" style:family="text">
      <style:text-properties fo:color="#2e8b57" loext:opacity="100%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228b22" loext:opacity="100%"/>
    </style:style>
    <style:style style:name="T4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5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6" style:family="text">
      <style:text-properties fo:color="#333333" loext:opacity="100%" fo:background-color="transparent" loext:char-shading-value="0" loext:padding="0cm" loext:border="none"/>
    </style:style>
    <style:style style:name="T7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ços `while` e `do-while` em JavaScript 🎓</text:h>
      <text:h text:style-name="P2" text:outline-level="2"><text:span text:style-name="T1">O Laço </text:span><text:span text:style-name="Source_20_Text"><text:span text:style-name="T2">while</text:span></text:span></text:h>
      <text:p text:style-name="P3">O laço <text:span text:style-name="Source_20_Text"><text:span text:style-name="T2">while</text:span></text:span> em JavaScript repete um bloco de código enquanto a condição especificada for verdadeira. Antes de cada iteração, a condição é avaliada. Se for verdadeira, o bloco de código é executado; caso contrário, o laço é interrompido.</text:p>
      <text:p text:style-name="P3"><text:span text:style-name="Strong_20_Emphasis"><text:span text:style-name="T3">Cuidado com loops infinitos:</text:span></text:span> É crucial garantir que a condição do <text:span text:style-name="Source_20_Text"><text:span text:style-name="T2">while</text:span></text:span> eventualmente se torne falsa. Se isso não acontecer, o laço entrará em um loop infinito e travará o programa. Geralmente, isso é feito atualizando uma variável de controle dentro do laço.</text:p>
      <text:p text:style-name="P4"><text:span text:style-name="Source_20_Text"><text:span text:style-name="T4">// Exemplo: Contando de 1 a 5</text:span></text:span></text:p>
      <text:p text:style-name="P5"><text:span text:style-name="Source_20_Text"><text:span text:style-name="T5">let contador = 1;</text:span></text:span></text:p>
      <text:p text:style-name="P5"/>
      <text:p text:style-name="P5"><text:span text:style-name="Source_20_Text"><text:span text:style-name="T5">while (contador &lt;= 5) {</text:span></text:span></text:p>
      <text:p text:style-name="P5"><text:span text:style-name="Source_20_Text"><text:span text:style-name="T6"><text:s text:c="4"/></text:span></text:span><text:span text:style-name="Source_20_Text"><text:span text:style-name="T5">console.log("O número atual é " + contador);</text:span></text:span></text:p>
      <text:p text:style-name="P6"><text:span text:style-name="Source_20_Text"><text:span text:style-name="T6"><text:s text:c="4"/></text:span></text:span><text:span text:style-name="Source_20_Text"><text:span text:style-name="T5">contador++; </text:span></text:span><text:span text:style-name="Source_20_Text"><text:span text:style-name="T7">// ESSENCIAL: Atualiza a variável para evitar loop infinito</text:span></text:span></text:p>
      <text:p text:style-name="P5"><text:span text:style-name="Source_20_Text"><text:span text:style-name="T5">}</text:span></text:span></text:p>
      <text:p text:style-name="P6"><text:span text:style-name="Source_20_Text"><text:span text:style-name="T7">// A saída no console será os números de 1 a 5.</text:span></text:span></text:p>
      <text:h text:style-name="P2" text:outline-level="2"><text:span text:style-name="T1">O Laço </text:span><text:span text:style-name="Source_20_Text"><text:span text:style-name="T2">do-while</text:span></text:span></text:h>
      <text:p text:style-name="P3">O laço <text:span text:style-name="Source_20_Text"><text:span text:style-name="T2">do-while</text:span></text:span> é semelhante ao laço <text:span text:style-name="Source_20_Text"><text:span text:style-name="T2">while</text:span></text:span>, porém ele garante que o bloco de código seja executado <text:span text:style-name="Strong_20_Emphasis"><text:span text:style-name="T3">pelo menos uma vez</text:span></text:span>, independentemente da condição. Isso ocorre porque o bloco de código é executado primeiro e, só então, a condição é verificada. Se a condição for verdadeira, o processo se repete até que ela se torne falsa.</text:p>
      <text:p text:style-name="P3">Esta estrutura é útil quando você precisa realizar uma ação inicial antes de verificar se a ação deve ser repetida.</text:p>
      <text:p text:style-name="P4"><text:span text:style-name="Source_20_Text"><text:span text:style-name="T4">// Exemplo: Contando de 1 a 5</text:span></text:span></text:p>
      <text:p text:style-name="P5"><text:span text:style-name="Source_20_Text"><text:span text:style-name="T5">let i = 1;</text:span></text:span></text:p>
      <text:p text:style-name="P5"/>
      <text:p text:style-name="P5"><text:soft-page-break/><text:span text:style-name="Source_20_Text"><text:span text:style-name="T5">do {</text:span></text:span></text:p>
      <text:p text:style-name="P5"><text:span text:style-name="Source_20_Text"><text:span text:style-name="T6"><text:s text:c="4"/></text:span></text:span><text:span text:style-name="Source_20_Text"><text:span text:style-name="T5">console.log("Contador: " + i);</text:span></text:span></text:p>
      <text:p text:style-name="P5"><text:span text:style-name="Source_20_Text"><text:span text:style-name="T6"><text:s text:c="4"/></text:span></text:span><text:span text:style-name="Source_20_Text"><text:span text:style-name="T5">i++;</text:span></text:span></text:p>
      <text:p text:style-name="P5"><text:span text:style-name="Source_20_Text"><text:span text:style-name="T5">} while (i &lt;= 5);</text:span></text:span></text:p>
      <text:p text:style-name="P5"/>
      <text:p text:style-name="P4"><text:span text:style-name="Source_20_Text"><text:span text:style-name="T4">// A saída no console será os números de 1 a 5.</text:span></text:span></text:p>
      <text:p text:style-name="P6"><text:span text:style-name="Source_20_Text"><text:span text:style-name="T7">// Mesmo se 'i' começasse em 6, o número 6 seria impresso uma vez.</text:span></text:span></text:p>
      <text:h text:style-name="P7" text:outline-level="3">Caso de Uso Prático para `do-while`</text:h>
      <text:p text:style-name="P3">Um bom exemplo é pedir uma entrada ao usuário até que ela seja válida. O programa precisa pedir a entrada pelo menos uma vez.</text:p>
      <text:p text:style-name="P6"><text:span text:style-name="Source_20_Text"><text:span text:style-name="T5">let senha;</text:span></text:span></text:p>
      <text:p text:style-name="P5"/>
      <text:p text:style-name="P5"><text:span text:style-name="Source_20_Text"><text:span text:style-name="T5">do {</text:span></text:span></text:p>
      <text:p text:style-name="P5"><text:span text:style-name="Source_20_Text"><text:span text:style-name="T6"><text:s text:c="4"/></text:span></text:span><text:span text:style-name="Source_20_Text"><text:span text:style-name="T5">senha = prompt("Digite sua senha (mínimo 8 caracteres):");</text:span></text:span></text:p>
      <text:p text:style-name="P5"><text:span text:style-name="Source_20_Text"><text:span text:style-name="T5">} while (senha.length &lt; 8);</text:span></text:span></text:p>
      <text:p text:style-name="P5"/>
      <text:p text:style-name="P5"><text:span text:style-name="Source_20_Text"><text:span text:style-name="T5">console.log("Senha válida cadastrada com sucesso!")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21:05:46.361153200</meta:creation-date>
    <dc:date>2026-04-13T21:28:06.706676400</dc:date>
    <meta:editing-duration>PT22M23S</meta:editing-duration>
    <meta:editing-cycles>1</meta:editing-cycles>
    <meta:document-statistic meta:table-count="0" meta:image-count="0" meta:object-count="0" meta:page-count="2" meta:paragraph-count="29" meta:word-count="319" meta:character-count="1774" meta:non-whitespace-character-count="1464"/>
    <meta:generator>LibreOffice/26.2.2.2$Windows_X86_64 LibreOffice_project/1f77d10d6938fd34972958f64b2bcfa54f8b1ba5</meta:generator>
  </office:meta>
</office:document-meta>
</file>